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2016in"/>
    </style:style>
    <style:style style:name="co9" style:family="table-column">
      <style:table-column-properties fo:break-before="auto" style:column-width="0.81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2">
          <table:table-cell/>
          <table:table-cell table:style-name="ce1" office:value-type="string">
            <text:p>Question</text:p>
          </table:table-cell>
          <table:table-cell table:style-name="ce1" office:value-type="string">
            <text:p>Trait</text:p>
          </table:table-cell>
          <table:table-cell office:value-type="string">
            <text:p>Sex-Driven</text:p>
          </table:table-cell>
          <table:table-cell office:value-type="string">
            <text:p>Libido</text:p>
          </table:table-cell>
          <table:table-cell office:value-type="string">
            <text:p>Taidalielie</text:p>
          </table:table-cell>
          <table:table-cell office:value-type="string">
            <text:p>大大咧咧</text:p>
          </table:table-cell>
          <table:table-cell/>
        </table:table-row>
        <table:table-row table:style-name="ro1">
          <table:table-cell office:value-type="string">
            <text:p>1)</text:p>
          </table:table-cell>
          <table:table-cell office:value-type="string">
            <text:p>Regardless of future plans, what's more interesting to you right now?</text:p>
          </table:table-cell>
          <table:table-cell office:value-type="string">
            <text:p>Sex-Driven</text:p>
          </table:table-cell>
          <table:table-cell office:value-type="string">
            <text:p>Kinky</text:p>
          </table:table-cell>
          <table:table-cell/>
          <table:table-cell office:value-type="string">
            <text:p>tender</text:p>
          </table:table-cell>
          <table:table-cell office:value-type="string">
            <text:p>温柔</text:p>
          </table:table-cell>
          <table:table-cell office:value-type="string">
            <text:p>Sex-Driven</text:p>
          </table:table-cell>
        </table:table-row>
        <table:table-row table:style-name="ro2">
          <table:table-cell/>
          <table:table-cell office:value-type="string">
            <text:p>Love</text:p>
          </table:table-cell>
          <table:table-cell office:value-type="float" office:value="-1">
            <text:p>-1</text:p>
          </table:table-cell>
          <table:table-cell office:value-type="string">
            <text:p>Sexperienced</text:p>
          </table:table-cell>
          <table:table-cell/>
          <table:table-cell office:value-type="string">
            <text:p>Upright</text:p>
          </table:table-cell>
          <table:table-cell office:value-type="string">
            <text:p>正直</text:p>
          </table:table-cell>
          <table:table-cell office:value-type="string">
            <text:p>Scientific</text:p>
          </table:table-cell>
        </table:table-row>
        <table:table-row table:style-name="ro1">
          <table:table-cell/>
          <table:table-cell office:value-type="string">
            <text:p>Sex</text:p>
          </table:table-cell>
          <table:table-cell office:value-type="float" office:value="5">
            <text:p>5</text:p>
          </table:table-cell>
          <table:table-cell office:value-type="string">
            <text:p>Spontaneous</text:p>
          </table:table-cell>
          <table:table-cell office:value-type="string">
            <text:p>Spontaneity</text:p>
          </table:table-cell>
          <table:table-cell office:value-type="string">
            <text:p>Cheerful</text:p>
          </table:table-cell>
          <table:table-cell office:value-type="string">
            <text:p>开朗</text:p>
          </table:table-cell>
          <table:table-cell office:value-type="string">
            <text:p>Caring</text:p>
          </table:table-cell>
        </table:table-row>
        <table:table-row table:style-name="ro1">
          <table:table-cell table:number-columns-repeated="3"/>
          <table:table-cell office:value-type="string">
            <text:p>Energetic</text:p>
          </table:table-cell>
          <table:table-cell office:value-type="string">
            <text:p>Activity Level</text:p>
          </table:table-cell>
          <table:table-cell office:value-type="string">
            <text:p>careful</text:p>
          </table:table-cell>
          <table:table-cell office:value-type="string">
            <text:p>细心</text:p>
          </table:table-cell>
          <table:table-cell office:value-type="string">
            <text:p>Adventurous</text:p>
          </table:table-cell>
        </table:table-row>
        <table:table-row table:style-name="ro1">
          <table:table-cell office:value-type="string">
            <text:p>2)</text:p>
          </table:table-cell>
          <table:table-cell office:value-type="string">
            <text:p>Is astrological sign at all important in a match?</text:p>
          </table:table-cell>
          <table:table-cell office:value-type="string">
            <text:p>Scientific</text:p>
          </table:table-cell>
          <table:table-cell office:value-type="string">
            <text:p>Into Exercise</text:p>
          </table:table-cell>
          <table:table-cell/>
          <table:table-cell office:value-type="string">
            <text:p>Residence</text:p>
          </table:table-cell>
          <table:table-cell office:value-type="string">
            <text:p>宅</text:p>
          </table:table-cell>
          <table:table-cell office:value-type="string">
            <text:p>Organized</text:p>
          </table:table-cell>
        </table:table-row>
        <table:table-row table:style-name="ro2">
          <table:table-cell/>
          <table:table-cell office:value-type="string">
            <text:p>Yes</text:p>
          </table:table-cell>
          <table:table-cell office:value-type="float" office:value="-2">
            <text:p>-2</text:p>
          </table:table-cell>
          <table:table-cell office:value-type="string">
            <text:p>Adventurous</text:p>
          </table:table-cell>
          <table:table-cell/>
          <table:table-cell office:value-type="string">
            <text:p>Gu</text:p>
          </table:table-cell>
          <table:table-cell office:value-type="string">
            <text:p>顾家</text:p>
          </table:table-cell>
          <table:table-cell office:value-type="string">
            <text:p>Love-Driven</text:p>
          </table:table-cell>
        </table:table-row>
        <table:table-row table:style-name="ro1">
          <table:table-cell/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erdy</text:p>
          </table:table-cell>
          <table:table-cell office:value-type="string">
            <text:p>Intellectualism</text:p>
          </table:table-cell>
          <table:table-cell office:value-type="string">
            <text:p>simple</text:p>
          </table:table-cell>
          <table:table-cell office:value-type="string">
            <text:p>简单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iterary</text:p>
          </table:table-cell>
          <table:table-cell/>
          <table:table-cell office:value-type="string">
            <text:p>Dog</text:p>
          </table:table-cell>
          <table:table-cell office:value-type="string">
            <text:p>养狗</text:p>
          </table:table-cell>
          <table:table-cell/>
        </table:table-row>
        <table:table-row table:style-name="ro1">
          <table:table-cell office:value-type="string">
            <text:p>3)</text:p>
          </table:table-cell>
          <table:table-cell office:value-type="string">
            <text:p>When sick, do you prefer the company of others or to be left alone?</text:p>
          </table:table-cell>
          <table:table-cell office:value-type="string">
            <text:p>Caring</text:p>
          </table:table-cell>
          <table:table-cell office:value-type="string">
            <text:p>Rational</text:p>
          </table:table-cell>
          <table:table-cell/>
          <table:table-cell office:value-type="string">
            <text:p>dancing</text:p>
          </table:table-cell>
          <table:table-cell office:value-type="string">
            <text:p>跳舞</text:p>
          </table:table-cell>
          <table:table-cell/>
        </table:table-row>
        <table:table-row table:style-name="ro2">
          <table:table-cell/>
          <table:table-cell office:value-type="string">
            <text:p>I prefer company.</text:p>
          </table:table-cell>
          <table:table-cell office:value-type="float" office:value="1">
            <text:p>1</text:p>
          </table:table-cell>
          <table:table-cell office:value-type="string">
            <text:p>Scientific</text:p>
          </table:table-cell>
          <table:table-cell/>
          <table:table-cell office:value-type="string">
            <text:p>Taobao</text:p>
          </table:table-cell>
          <table:table-cell office:value-type="string">
            <text:p>淘宝</text:p>
          </table:table-cell>
          <table:table-cell/>
        </table:table-row>
        <table:table-row table:style-name="ro1">
          <table:table-cell/>
          <table:table-cell office:value-type="string">
            <text:p>I prefer to be left alone.</text:p>
          </table:table-cell>
          <table:table-cell office:value-type="float" office:value="-1">
            <text:p>-1</text:p>
          </table:table-cell>
          <table:table-cell office:value-type="string">
            <text:p>Mathematical</text:p>
          </table:table-cell>
          <table:table-cell/>
          <table:table-cell office:value-type="string">
            <text:p>photography</text:p>
          </table:table-cell>
          <table:table-cell office:value-type="string">
            <text:p>摄影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tsy</text:p>
          </table:table-cell>
          <table:table-cell office:value-type="string">
            <text:p>Aestheticism</text:p>
          </table:table-cell>
          <table:table-cell office:value-type="string">
            <text:p>the film</text:p>
          </table:table-cell>
          <table:table-cell office:value-type="string">
            <text:p>电影</text:p>
          </table:table-cell>
          <table:table-cell/>
        </table:table-row>
        <table:table-row table:style-name="ro2">
          <table:table-cell office:value-type="string">
            <text:p>4)</text:p>
          </table:table-cell>
          <table:table-cell office:value-type="string">
            <text:p>How willing are you to meet someone from OkBoba in person?</text:p>
          </table:table-cell>
          <table:table-cell office:value-type="string">
            <text:p>Adventurous</text:p>
          </table:table-cell>
          <table:table-cell office:value-type="string">
            <text:p>Giving</text:p>
          </table:table-cell>
          <table:table-cell office:value-type="string">
            <text:p>Idealism</text:p>
          </table:table-cell>
          <table:table-cell office:value-type="string">
            <text:p>movement</text:p>
          </table:table-cell>
          <table:table-cell office:value-type="string">
            <text:p>运动</text:p>
          </table:table-cell>
          <table:table-cell/>
        </table:table-row>
        <table:table-row table:style-name="ro1">
          <table:table-cell/>
          <table:table-cell office:value-type="string">
            <text:p>Totally willing!</text:p>
          </table:table-cell>
          <table:table-cell office:value-type="float" office:value="3">
            <text:p>3</text:p>
          </table:table-cell>
          <table:table-cell office:value-type="string">
            <text:p>Spiritual</text:p>
          </table:table-cell>
          <table:table-cell/>
          <table:table-cell office:value-type="string">
            <text:p>Few Extra Pounds</text:p>
          </table:table-cell>
          <table:table-cell office:value-type="string">
            <text:p>微胖</text:p>
          </table:table-cell>
          <table:table-cell/>
        </table:table-row>
        <table:table-row table:style-name="ro2">
          <table:table-cell/>
          <table:table-cell office:value-type="string">
            <text:p>Hesitant, but I'd certainly consider it.</text:p>
          </table:table-cell>
          <table:table-cell office:value-type="float" office:value="1">
            <text:p>1</text:p>
          </table:table-cell>
          <table:table-cell office:value-type="string">
            <text:p>Compassionate</text:p>
          </table:table-cell>
          <table:table-cell office:value-type="string">
            <text:p>Nurturance</text:p>
          </table:table-cell>
          <table:table-cell office:value-type="string">
            <text:p>Small dimples</text:p>
          </table:table-cell>
          <table:table-cell office:value-type="string">
            <text:p>小酒窝</text:p>
          </table:table-cell>
          <table:table-cell/>
        </table:table-row>
        <table:table-row table:style-name="ro2">
          <table:table-cell/>
          <table:table-cell office:value-type="string">
            <text:p>I'm not interested in meeting in person.</text:p>
          </table:table-cell>
          <table:table-cell office:value-type="float" office:value="-1">
            <text:p>-1</text:p>
          </table:table-cell>
          <table:table-cell office:value-type="string">
            <text:p>Good-Natured</text:p>
          </table:table-cell>
          <table:table-cell/>
          <table:table-cell office:value-type="string">
            <text:p>big eyes</text:p>
          </table:table-cell>
          <table:table-cell office:value-type="string">
            <text:p>大眼睛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olite</text:p>
          </table:table-cell>
          <table:table-cell/>
          <table:table-cell office:value-type="string">
            <text:p>Shapely</text:p>
          </table:table-cell>
          <table:table-cell office:value-type="string">
            <text:p>身材匀称</text:p>
          </table:table-cell>
          <table:table-cell/>
        </table:table-row>
        <table:table-row table:style-name="ro1">
          <table:table-cell office:value-type="string">
            <text:p>5)</text:p>
          </table:table-cell>
          <table:table-cell office:value-type="string">
            <text:p>Have you smoked a cigarette in the last 6 months?</text:p>
          </table:table-cell>
          <table:table-cell/>
          <table:table-cell office:value-type="string">
            <text:p>Aggressive</text:p>
          </table:table-cell>
          <table:table-cell/>
          <table:table-cell office:value-type="string">
            <text:p>one-parent family</text:p>
          </table:table-cell>
          <table:table-cell office:value-type="string">
            <text:p>单亲家庭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/>
          <table:table-cell office:value-type="string">
            <text:p>Arrogant</text:p>
          </table:table-cell>
          <table:table-cell/>
          <table:table-cell office:value-type="string">
            <text:p>Family of three</text:p>
          </table:table-cell>
          <table:table-cell office:value-type="string">
            <text:p>三口之家</text:p>
          </table:table-cell>
          <table:table-cell/>
        </table:table-row>
        <table:table-row table:style-name="ro2">
          <table:table-cell/>
          <table:table-cell office:value-type="string">
            <text:p>No</text:p>
          </table:table-cell>
          <table:table-cell/>
          <table:table-cell office:value-type="string">
            <text:p>Greedy</text:p>
          </table:table-cell>
          <table:table-cell office:value-type="string">
            <text:p>Materialism</text:p>
          </table:table-cell>
          <table:table-cell office:value-type="string">
            <text:p>Kochi Family</text:p>
          </table:table-cell>
          <table:table-cell office:value-type="string">
            <text:p>高知家庭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ave</text:p>
          </table:table-cell>
          <table:table-cell/>
          <table:table-cell office:value-type="string">
            <text:p>You Are the One</text:p>
          </table:table-cell>
          <table:table-cell office:value-type="string">
            <text:p>非诚勿扰</text:p>
          </table:table-cell>
          <table:table-cell/>
        </table:table-row>
        <table:table-row table:style-name="ro1">
          <table:table-cell office:value-type="string">
            <text:p>6)</text:p>
          </table:table-cell>
          <table:table-cell office:value-type="string">
            <text:p>Which would you rather be?</text:p>
          </table:table-cell>
          <table:table-cell/>
          <table:table-cell office:value-type="string">
            <text:p>Conservative</text:p>
          </table:table-cell>
          <table:table-cell/>
          <table:table-cell office:value-type="string">
            <text:p>Struggle</text:p>
          </table:table-cell>
          <table:table-cell office:value-type="string">
            <text:p>奋斗中</text:p>
          </table:table-cell>
          <table:table-cell/>
        </table:table-row>
        <table:table-row table:style-name="ro2">
          <table:table-cell/>
          <table:table-cell office:value-type="string">
            <text:p>Normal</text:p>
          </table:table-cell>
          <table:table-cell/>
          <table:table-cell office:value-type="string">
            <text:p>Romantic</text:p>
          </table:table-cell>
          <table:table-cell office:value-type="string">
            <text:p>Emot. Int.</text:p>
          </table:table-cell>
          <table:table-cell office:value-type="string">
            <text:p>Demand led away</text:p>
          </table:table-cell>
          <table:table-cell office:value-type="string">
            <text:p>求牵走</text:p>
          </table:table-cell>
          <table:table-cell/>
        </table:table-row>
        <table:table-row table:style-name="ro1">
          <table:table-cell/>
          <table:table-cell office:value-type="string">
            <text:p>Weird</text:p>
          </table:table-cell>
          <table:table-cell/>
          <table:table-cell office:value-type="string">
            <text:p>Organized</text:p>
          </table:table-cell>
          <table:table-cell/>
          <table:table-cell office:value-type="string">
            <text:p>House slaves</text:p>
          </table:table-cell>
          <table:table-cell office:value-type="string">
            <text:p>房奴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ld-Fashioned</text:p>
          </table:table-cell>
          <table:table-cell/>
          <table:table-cell office:value-type="string">
            <text:p>careful</text:p>
          </table:table-cell>
          <table:table-cell office:value-type="string">
            <text:p>细心</text:p>
          </table:table-cell>
          <table:table-cell/>
        </table:table-row>
        <table:table-row table:style-name="ro1">
          <table:table-cell office:value-type="string">
            <text:p>7)</text:p>
          </table:table-cell>
          <table:table-cell office:value-type="string">
            <text:p>Could you date someone who was really messy?</text:p>
          </table:table-cell>
          <table:table-cell office:value-type="string">
            <text:p>Organized</text:p>
          </table:table-cell>
          <table:table-cell office:value-type="string">
            <text:p>Love-Driven</text:p>
          </table:table-cell>
          <table:table-cell office:value-type="string">
            <text:p>Need for Comp.</text:p>
          </table:table-cell>
          <table:table-cell office:value-type="string">
            <text:p>Fly</text:p>
          </table:table-cell>
          <table:table-cell office:value-type="string">
            <text:p>靠谱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 office:value-type="float" office:value="-1">
            <text:p>-1</text:p>
          </table:table-cell>
          <table:table-cell office:value-type="string">
            <text:p>Suave</text:p>
          </table:table-cell>
          <table:table-cell/>
          <table:table-cell office:value-type="string">
            <text:p>independent</text:p>
          </table:table-cell>
          <table:table-cell office:value-type="string">
            <text:p>独立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Experienced</text:p>
          </table:table-cell>
          <table:table-cell/>
          <table:table-cell office:value-type="string">
            <text:p>tender</text:p>
          </table:table-cell>
          <table:table-cell office:value-type="string">
            <text:p>温柔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olitical</text:p>
          </table:table-cell>
          <table:table-cell/>
          <table:table-cell office:value-type="string">
            <text:p>simple</text:p>
          </table:table-cell>
          <table:table-cell office:value-type="string">
            <text:p>简单</text:p>
          </table:table-cell>
          <table:table-cell/>
        </table:table-row>
        <table:table-row table:style-name="ro1">
          <table:table-cell office:value-type="string">
            <text:p>8)</text:p>
          </table:table-cell>
          <table:table-cell office:value-type="string">
            <text:p>About how long do you want your next relationship to last?</text:p>
          </table:table-cell>
          <table:table-cell office:value-type="string">
            <text:p>Love-Driven</text:p>
          </table:table-cell>
          <table:table-cell office:value-type="string">
            <text:p>Sloppy</text:p>
          </table:table-cell>
          <table:table-cell/>
          <table:table-cell office:value-type="string">
            <text:p>optimism</text:p>
          </table:table-cell>
          <table:table-cell office:value-type="string">
            <text:p>乐观</text:p>
          </table:table-cell>
          <table:table-cell/>
        </table:table-row>
        <table:table-row table:style-name="ro1">
          <table:table-cell/>
          <table:table-cell office:value-type="string">
            <text:p>One night</text:p>
          </table:table-cell>
          <table:table-cell office:value-type="float" office:value="-5">
            <text:p>-5</text:p>
          </table:table-cell>
          <table:table-cell/>
          <table:table-cell office:value-type="string">
            <text:p>Extroversion</text:p>
          </table:table-cell>
          <table:table-cell office:value-type="string">
            <text:p>filial piety</text:p>
          </table:table-cell>
          <table:table-cell office:value-type="string">
            <text:p>孝顺</text:p>
          </table:table-cell>
          <table:table-cell/>
        </table:table-row>
        <table:table-row table:style-name="ro1">
          <table:table-cell/>
          <table:table-cell office:value-type="string">
            <text:p>A few months to a year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Subj Well-being</text:p>
          </table:table-cell>
          <table:table-cell office:value-type="string">
            <text:p>Careless</text:p>
          </table:table-cell>
          <table:table-cell office:value-type="string">
            <text:p>粗枝大叶</text:p>
          </table:table-cell>
          <table:table-cell/>
        </table:table-row>
        <table:table-row table:style-name="ro1">
          <table:table-cell/>
          <table:table-cell office:value-type="string">
            <text:p>Several yea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avel</text:p>
          </table:table-cell>
          <table:table-cell office:value-type="string">
            <text:p>旅行</text:p>
          </table:table-cell>
          <table:table-cell/>
        </table:table-row>
        <table:table-row table:style-name="ro1">
          <table:table-cell/>
          <table:table-cell office:value-type="string">
            <text:p>The rest of my lif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hopping</text:p>
          </table:table-cell>
          <table:table-cell office:value-type="string">
            <text:p>逛街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lay piano</text:p>
          </table:table-cell>
          <table:table-cell office:value-type="string">
            <text:p>弹钢琴</text:p>
          </table:table-cell>
          <table:table-cell/>
        </table:table-row>
        <table:table-row table:style-name="ro1">
          <table:table-cell office:value-type="string">
            <text:p>9)</text:p>
          </table:table-cell>
          <table:table-cell office:value-type="string">
            <text:p>Would you consider sleeping with someone on the first date?</text:p>
          </table:table-cell>
          <table:table-cell office:value-type="string">
            <text:p>Sex-Driven</text:p>
          </table:table-cell>
          <table:table-cell table:number-columns-repeated="2"/>
          <table:table-cell office:value-type="string">
            <text:p>Swim</text:p>
          </table:table-cell>
          <table:table-cell office:value-type="string">
            <text:p>游泳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ading</text:p>
          </table:table-cell>
          <table:table-cell office:value-type="string">
            <text:p>看书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Drama</text:p>
          </table:table-cell>
          <table:table-cell office:value-type="string">
            <text:p>话剧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mall dimples</text:p>
          </table:table-cell>
          <table:table-cell office:value-type="string">
            <text:p>小酒窝</text:p>
          </table:table-cell>
          <table:table-cell/>
        </table:table-row>
        <table:table-row table:style-name="ro2">
          <table:table-cell/>
          <table:table-cell office:value-type="string">
            <text:p>Would you consider having an open relationship (i.e., one where you can see other people)?</text:p>
          </table:table-cell>
          <table:table-cell table:number-columns-repeated="3"/>
          <table:table-cell office:value-type="string">
            <text:p>Shapely</text:p>
          </table:table-cell>
          <table:table-cell office:value-type="string">
            <text:p>身材匀称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Few Extra Pounds</text:p>
          </table:table-cell>
          <table:table-cell office:value-type="string">
            <text:p>微胖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big eyes</text:p>
          </table:table-cell>
          <table:table-cell office:value-type="string">
            <text:p>大眼睛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Freelance</text:p>
          </table:table-cell>
          <table:table-cell office:value-type="string">
            <text:p>自由职业</text:p>
          </table:table-cell>
          <table:table-cell/>
        </table:table-row>
        <table:table-row table:style-name="ro1">
          <table:table-cell/>
          <table:table-cell office:value-type="string">
            <text:p>Are you happy with your life?</text:p>
          </table:table-cell>
          <table:table-cell table:number-columns-repeated="3"/>
          <table:table-cell office:value-type="string">
            <text:p>Media Industry</text:p>
          </table:table-cell>
          <table:table-cell office:value-type="string">
            <text:p>媒体业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Design Industry</text:p>
          </table:table-cell>
          <table:table-cell office:value-type="string">
            <text:p>设计行业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Financial Industry</text:p>
          </table:table-cell>
          <table:table-cell office:value-type="string">
            <text:p>金融业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ouse slaves</text:p>
          </table:table-cell>
          <table:table-cell office:value-type="string">
            <text:p>房奴</text:p>
          </table:table-cell>
          <table:table-cell/>
        </table:table-row>
        <table:table-row table:style-name="ro1">
          <table:table-cell/>
          <table:table-cell office:value-type="string">
            <text:p>Say you've started seeing someone you really like. As far as you're concerned, how long will it take before you have sex?</text:p>
          </table:table-cell>
          <table:table-cell table:number-columns-repeated="3"/>
          <table:table-cell office:value-type="string">
            <text:p>Demand led away</text:p>
          </table:table-cell>
          <table:table-cell office:value-type="string">
            <text:p>求牵走</text:p>
          </table:table-cell>
          <table:table-cell/>
        </table:table-row>
        <table:table-row table:style-name="ro1">
          <table:table-cell/>
          <table:table-cell office:value-type="string">
            <text:p>1-2 dates</text:p>
          </table:table-cell>
          <table:table-cell table:number-columns-repeated="3"/>
          <table:table-cell office:value-type="string">
            <text:p>Try to earn money</text:p>
          </table:table-cell>
          <table:table-cell office:value-type="string">
            <text:p>努力挣钱</text:p>
          </table:table-cell>
          <table:table-cell/>
        </table:table-row>
        <table:table-row table:style-name="ro1">
          <table:table-cell/>
          <table:table-cell office:value-type="string">
            <text:p>3-5 dates</text:p>
          </table:table-cell>
          <table:table-cell table:number-columns-repeated="3"/>
          <table:table-cell office:value-type="string">
            <text:p>A little lonely</text:p>
          </table:table-cell>
          <table:table-cell office:value-type="string">
            <text:p>有点寂寞</text:p>
          </table:table-cell>
          <table:table-cell/>
        </table:table-row>
        <table:table-row table:style-name="ro1">
          <table:table-cell/>
          <table:table-cell office:value-type="string">
            <text:p>6 or more dates</text:p>
          </table:table-cell>
          <table:table-cell table:number-columns-repeated="3"/>
          <table:table-cell office:value-type="string">
            <text:p>Fly</text:p>
          </table:table-cell>
          <table:table-cell office:value-type="string">
            <text:p>靠谱</text:p>
          </table:table-cell>
          <table:table-cell/>
        </table:table-row>
        <table:table-row table:style-name="ro1">
          <table:table-cell/>
          <table:table-cell office:value-type="string">
            <text:p>Only after the wedding</text:p>
          </table:table-cell>
          <table:table-cell table:number-columns-repeated="3"/>
          <table:table-cell office:value-type="string">
            <text:p>Innocence</text:p>
          </table:table-cell>
          <table:table-cell office:value-type="string">
            <text:p>纯真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Gu</text:p>
          </table:table-cell>
          <table:table-cell office:value-type="string">
            <text:p>顾家</text:p>
          </table:table-cell>
          <table:table-cell/>
        </table:table-row>
        <table:table-row table:style-name="ro1">
          <table:table-cell/>
          <table:table-cell office:value-type="string">
            <text:p>Rate your self-confidence:</text:p>
          </table:table-cell>
          <table:table-cell table:number-columns-repeated="3"/>
          <table:table-cell office:value-type="string">
            <text:p>Careless</text:p>
          </table:table-cell>
          <table:table-cell office:value-type="string">
            <text:p>粗枝大叶</text:p>
          </table:table-cell>
          <table:table-cell/>
        </table:table-row>
        <table:table-row table:style-name="ro1">
          <table:table-cell/>
          <table:table-cell office:value-type="string">
            <text:p>Very, very high</text:p>
          </table:table-cell>
          <table:table-cell table:number-columns-repeated="3"/>
          <table:table-cell office:value-type="string">
            <text:p>Gentle and quiet</text:p>
          </table:table-cell>
          <table:table-cell office:value-type="string">
            <text:p>文静</text:p>
          </table:table-cell>
          <table:table-cell/>
        </table:table-row>
        <table:table-row table:style-name="ro2">
          <table:table-cell/>
          <table:table-cell office:value-type="string">
            <text:p>Higher than average</text:p>
          </table:table-cell>
          <table:table-cell table:number-columns-repeated="3"/>
          <table:table-cell office:value-type="string">
            <text:p>Kind-hearted</text:p>
          </table:table-cell>
          <table:table-cell office:value-type="string">
            <text:p>善良</text:p>
          </table:table-cell>
          <table:table-cell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3"/>
          <table:table-cell office:value-type="string">
            <text:p>tender</text:p>
          </table:table-cell>
          <table:table-cell office:value-type="string">
            <text:p>温柔</text:p>
          </table:table-cell>
          <table:table-cell/>
        </table:table-row>
        <table:table-row table:style-name="ro1">
          <table:table-cell/>
          <table:table-cell office:value-type="string">
            <text:p>Below average</text:p>
          </table:table-cell>
          <table:table-cell table:number-columns-repeated="3"/>
          <table:table-cell office:value-type="string">
            <text:p>filial piety</text:p>
          </table:table-cell>
          <table:table-cell office:value-type="string">
            <text:p>孝顺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Reading</text:p>
          </table:table-cell>
          <table:table-cell office:value-type="string">
            <text:p>看书</text:p>
          </table:table-cell>
          <table:table-cell/>
        </table:table-row>
        <table:table-row table:style-name="ro1">
          <table:table-cell/>
          <table:table-cell office:value-type="string">
            <text:p>What is the most exciting thing about getting to know someone new?</text:p>
          </table:table-cell>
          <table:table-cell table:number-columns-repeated="3"/>
          <table:table-cell office:value-type="string">
            <text:p>Swim</text:p>
          </table:table-cell>
          <table:table-cell office:value-type="string">
            <text:p>游泳</text:p>
          </table:table-cell>
          <table:table-cell/>
        </table:table-row>
        <table:table-row table:style-name="ro1">
          <table:table-cell/>
          <table:table-cell office:value-type="string">
            <text:p>Discovering your shared interests</text:p>
          </table:table-cell>
          <table:table-cell table:number-columns-repeated="3"/>
          <table:table-cell office:value-type="string">
            <text:p>Drama</text:p>
          </table:table-cell>
          <table:table-cell office:value-type="string">
            <text:p>话剧</text:p>
          </table:table-cell>
          <table:table-cell/>
        </table:table-row>
        <table:table-row table:style-name="ro1">
          <table:table-cell/>
          <table:table-cell office:value-type="string">
            <text:p>Discovering their body</text:p>
          </table:table-cell>
          <table:table-cell table:number-columns-repeated="3"/>
          <table:table-cell office:value-type="string">
            <text:p>Dog</text:p>
          </table:table-cell>
          <table:table-cell office:value-type="string">
            <text:p>养狗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concert</text:p>
          </table:table-cell>
          <table:table-cell office:value-type="string">
            <text:p>音乐会</text:p>
          </table:table-cell>
          <table:table-cell/>
        </table:table-row>
        <table:table-row table:style-name="ro1">
          <table:table-cell/>
          <table:table-cell office:value-type="string">
            <text:p>How important is religion/God in your life?</text:p>
          </table:table-cell>
          <table:table-cell table:number-columns-repeated="3"/>
          <table:table-cell office:value-type="string">
            <text:p>Yoga</text:p>
          </table:table-cell>
          <table:table-cell office:value-type="string">
            <text:p>瑜伽</text:p>
          </table:table-cell>
          <table:table-cell/>
        </table:table-row>
        <table:table-row table:style-name="ro1">
          <table:table-cell/>
          <table:table-cell office:value-type="string">
            <text:p>Extremely important</text:p>
          </table:table-cell>
          <table:table-cell table:number-columns-repeated="3"/>
          <table:table-cell office:value-type="string">
            <text:p>Shapely</text:p>
          </table:table-cell>
          <table:table-cell office:value-type="string">
            <text:p>身材匀称</text:p>
          </table:table-cell>
          <table:table-cell/>
        </table:table-row>
        <table:table-row table:style-name="ro1">
          <table:table-cell/>
          <table:table-cell office:value-type="string">
            <text:p>Somewhat important</text:p>
          </table:table-cell>
          <table:table-cell table:number-columns-repeated="3"/>
          <table:table-cell office:value-type="string">
            <text:p>Small dimples</text:p>
          </table:table-cell>
          <table:table-cell office:value-type="string">
            <text:p>小酒窝</text:p>
          </table:table-cell>
          <table:table-cell/>
        </table:table-row>
        <table:table-row table:style-name="ro1">
          <table:table-cell/>
          <table:table-cell office:value-type="string">
            <text:p>Not very important</text:p>
          </table:table-cell>
          <table:table-cell table:number-columns-repeated="3"/>
          <table:table-cell office:value-type="string">
            <text:p>Few Extra Pounds</text:p>
          </table:table-cell>
          <table:table-cell office:value-type="string">
            <text:p>微胖</text:p>
          </table:table-cell>
          <table:table-cell/>
        </table:table-row>
        <table:table-row table:style-name="ro1">
          <table:table-cell/>
          <table:table-cell office:value-type="string">
            <text:p>Not at all important</text:p>
          </table:table-cell>
          <table:table-cell table:number-columns-repeated="3"/>
          <table:table-cell office:value-type="string">
            <text:p>big eyes</text:p>
          </table:table-cell>
          <table:table-cell office:value-type="string">
            <text:p>大眼睛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ne-parent family</text:p>
          </table:table-cell>
          <table:table-cell office:value-type="string">
            <text:p>单亲家庭</text:p>
          </table:table-cell>
          <table:table-cell/>
        </table:table-row>
        <table:table-row table:style-name="ro2">
          <table:table-cell/>
          <table:table-cell office:value-type="string">
            <text:p>Which makes for a better relationship?</text:p>
          </table:table-cell>
          <table:table-cell table:number-columns-repeated="3"/>
          <table:table-cell office:value-type="string">
            <text:p>Kochi Family</text:p>
          </table:table-cell>
          <table:table-cell office:value-type="string">
            <text:p>高知家庭</text:p>
          </table:table-cell>
          <table:table-cell/>
        </table:table-row>
        <table:table-row table:style-name="ro1">
          <table:table-cell/>
          <table:table-cell office:value-type="string">
            <text:p>Passion</text:p>
          </table:table-cell>
          <table:table-cell table:number-columns-repeated="3"/>
          <table:table-cell office:value-type="string">
            <text:p>Family of three</text:p>
          </table:table-cell>
          <table:table-cell office:value-type="string">
            <text:p>三口之家</text:p>
          </table:table-cell>
          <table:table-cell/>
        </table:table-row>
        <table:table-row table:style-name="ro1">
          <table:table-cell/>
          <table:table-cell office:value-type="string">
            <text:p>Dedication</text:p>
          </table:table-cell>
          <table:table-cell table:number-columns-repeated="3"/>
          <table:table-cell office:value-type="string">
            <text:p>A little lonely</text:p>
          </table:table-cell>
          <table:table-cell office:value-type="string">
            <text:p>有点寂寞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Try to earn money</text:p>
          </table:table-cell>
          <table:table-cell office:value-type="string">
            <text:p>努力挣钱</text:p>
          </table:table-cell>
          <table:table-cell/>
        </table:table-row>
        <table:table-row table:style-name="ro1">
          <table:table-cell/>
          <table:table-cell office:value-type="string">
            <text:p>Do you enjoy intense intellectual conversations?</text:p>
          </table:table-cell>
          <table:table-cell table:number-columns-repeated="3"/>
          <table:table-cell office:value-type="string">
            <text:p>Struggle</text:p>
          </table:table-cell>
          <table:table-cell office:value-type="string">
            <text:p>奋斗中</text:p>
          </table:table-cell>
          <table:table-cell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thing exciting</text:p>
          </table:table-cell>
          <table:table-cell office:value-type="string">
            <text:p>平平淡淡</text:p>
          </table:table-cell>
          <table:table-cell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discussing politic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jealousy healthy in a relationship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prefer good things happened, or interesting thing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oo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terest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a certain light, wouldn't nuclear war be exciti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t woul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 wouldn'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like scary movie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a cat person or a dog pers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g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ith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word describes you bett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refre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ten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turn a left-handed glove inside out, it fits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 my left ha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 my right han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at's your relationship with marijuana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smoke regular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smoke occasional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smoked in the past, but no longer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frequently do you drink alcoho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oft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either vegetarian or vega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hould burning your country's flag be illega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think homosexuality is a si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For you personally, is abortion an option in case of an accidental pregnanc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nce you're intimate, how often would you and your significant other have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very da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bout every other da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ce or twice a wee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ew times a month or l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need to sleep with someone before you considered marrying them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want your partner to be kinkier than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possib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are you open with your feeling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way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ual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uld you date someone who was really quie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keep your promise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way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henever possib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ual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hen convenie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it a requirement that you communicate every day with your significant other (via phone, text, in person, whatever)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no matter wha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unless otherwise specifi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not necessa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'd prefer not to communicate dail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of these is likely to make you more nervou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promising first da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 important interview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often make jokes that offend more uptight peopl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uld you date someone who already has children from a previous relationship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had to name your greatest motivation in life thus far, what would it b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v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al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press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nowledg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morality is universal, or relativ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iversa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lativ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consider dating someone who has vocalized a strong negative bias toward a certain race of peopl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depends on which rac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contraception is morally wro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brush your teet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wice or more a da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ce a da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ly on days I feel like 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 / 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space out or daydream a lo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l the ti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 / nev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of these options most closely describes what you're looking for in your next relationship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one to come home t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one to go out wi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one for tonigh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are your political beliefs to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little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t all importa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much can intelligence turn you 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lot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bi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telligence does nothing for me either w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telligence turns me off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ave you ever had a sexual encounter with someone of the same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nd I enjoyed myself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nd I did not enjoy myself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and I would never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but I would like t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looking for a partner to have children wit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use WeChat/QQ or other social media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a very active user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a somewhat active user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rarely use i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never use i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an aspiring actor/artist/writer or other creative typ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superpower would you rather hav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ligh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visibil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long do your romantic relationships usually las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0-6 month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6-12 month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2+ month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ve never been in a relationshi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is bigg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 Ear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 Su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were to die, would whoever goes through your personal belongings be shocked by what they fin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ybe a little bi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keep a budget of your finance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frequently do you bathe or show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 least once a d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ually daily. <text:s/>I skip som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couple times a week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ce a week or les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at is next in this series? 1, 4, 10, 19, 31, _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n't know / don't c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the world be a better place if people with low IQs were not allowed to reproduc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do you feel about falling in lov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love it and want it very muc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try to avoid 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like to just let it happ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indifferent / not su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like to cuddl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 - It depe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smoking disgusti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pen are you to trying new things in be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open. I'll try anything onc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open, but I don't get too craz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esitant, but it might happen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t all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don't do anything at all for an entire day, how does that make you fee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oo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much influence or control do your parents have over your lif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am my own person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consider their opinion but go my own w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almost always do what my parents think is bes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always do what my parents say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is worse: starving children or abused animal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rving children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bused animal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ither, both are goo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ither, they are equally bad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-for any reason-read your mate's email or pose as him/her online, without his/her knowledge and permissi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they shouldn't be keeping secrets anyw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'd be too curious not t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ly if I suspected them of something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'd trust them and that would be invasiv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search Baidu for someone before a first da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 Knowledge is power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 Why spoil the mystery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smarter than most peopl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attracted to dangerous situation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is it to you that your partner smell goo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damn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mportant-is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ss important than you thin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just don't care at al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careful with your mone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medita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requent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one of your potential matches were overweight, would that be a dealbreak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even if they were slightly overweigh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only if they were obes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n fact I prefer overweight peopl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Your significant other's ex is coming into town and he/she wants to go out to dinner with them alone. How do you reac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ure, no problem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thrilled, but go ahea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way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traight women who kiss or fondle each other in clubs in the hopes of attracting men are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redibly hot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Just having some girlish fun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ofoundly annoying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go out with a smok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only an occasional/social smok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were going to have a child, would you want the other parent to be of the same ethnicity as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is would not be an important factor to m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have a problem with racist joke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post on social media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l the ti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is more offensive: book burning or flag burni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ok burn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lag burn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think women have an obligation to keep their legs shave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Christian or have other religi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do you feel about kid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ids are precious-they love me and I love them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y're okay, but keep the unruly ones at b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ow revolting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indifferen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is it for you to make physical contact when showing affection for someon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importan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finding out what makes things work the way they do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an information spon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 long as it works, who cares why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 prefer to sleep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on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ith my partner, but apart (not touching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uching my partn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mbracing / cuddling my partn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a relationship I like to discuss politics with my partner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l the time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ure. I'm interested in sharing our belief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. It depend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rdly. Politics are boring or personal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at's worse on a first da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physical attrac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hing to talk abou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be okay with your significant other spending a lot of time with one of his/her exes (as a friend)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do you think your sex drive compares to what is typical for other people of your age and gend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 sex drive is higher than averag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 sex drive is about averag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 sex drive is below averag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insatiabl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is it that your partner be willing and able to participate in meaningful philosophical conversation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tremel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t all importan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are you most likely to show your partner you car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rds: Tell them how much you appreciate the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ions: Do something nice (like a date or errand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ifts: Buy them flowers, jewelry or a new gadge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uch: Give them a hug, massage or ki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art important to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many children would you ideally like to hav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n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1-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-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 or more!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an anything be made the subject of a jok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nything can be funny in the right ligh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some subjects should not be joked abou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put more weight in science or fait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cienc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i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qually in bot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think drug use with your partner can be a romantic activit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masturba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ce a day or mo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ew times a wee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ew times a mont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ew times a year or l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o are you most likely to reveal a dark, provocative secret to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 frien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 partn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family memb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one... I keep my secrets to myself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frequently do you go out of your way to make others feel appreciate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ay more than aver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bout aver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ss than average / 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date someone just for the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to you is a potential match's sense of humo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importan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like someone a lot, do you usually ask them ou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of the following best describes your typical demeano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erful! <text:s/>I have a positive outlook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h. I have my ups and down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nnoyed. The world suck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your ideal sex rough or gentl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ug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nt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enjoy both equal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a virgi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get upset if your partner flirted in front of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annoyed by people who are super logica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id you join OkBoba just so you could find people to have sex wit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 college-level education is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cessa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ice, but not mandat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necessar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that men should be the heads of their household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ready to settle down and get married right now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bsolute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w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married yes, settle down 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et married no, settle down ye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is scarier to reveal to a new partn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our emotio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our bod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ith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th equall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do things out of spi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often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hoose the better romantic activity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issing in Par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Kissing in a tent, in the wood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he idea of gay and lesbian couples having children is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ceptabl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cceptabl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meaningless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at's your opinion of the phrase \"making love\" when it refers to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beautiful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hokey and overly sentimental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refers to a very specific kind of sex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no better or worse than any oth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n average, which best describes how often you GET WICKED DRUNK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wice a week or mo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ekly / Bi-Week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ce every month or thre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ldom or nev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rgasms are clearly the most important part of sex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agre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disagre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in the power of pray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of the following types of intelligence do you most valu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gical / Mathematica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cial / Interpersona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sual / Spatial / Artistic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'take it out' on other people when you're having a bad da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way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requent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ccasional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ome religions are more correct than other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ls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in Go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often do you get angr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oft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outdoor activities such as camping, hiking or fishi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ere you picked on a lot in schoo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buy your partner perfume or cologne as a gif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 scent I lov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 scent that they lov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 wouldn't give it as a gif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terms of sex, how experienced would your ideal mate be (with people other than you)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nocent (virgin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ightly experienc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derately experienc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experienc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could have brilliant skill at something, would you prefer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hing practica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hing fun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a serious relationship, do you feel it's important to keep your significant other informed of the details of your day-to-day lif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don't do serious relationship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is money/wealth for you in a matc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important at al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 were to get married, would you want your partner to change his or her last name to your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would want them to make their own decision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at's the highest level of education you've complete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aduate Schoo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lle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igh Schoo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Junior Hig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there a such thing as having had too many sex partner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es the idea of flipping a coin to make important life decisions appeal to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much does physical attractiveness matter to you in a match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lo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 litt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t al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humans and modern primates (apes, chimps, etc) share a common evolutionary ancesto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su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think the government should limit big chain stores to give small businesses a chanc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yb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n't know/Don't c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it were legal to do so where you live, would you smoke marijuana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giving oral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ve it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oka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so much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oss!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your ideal match well-off financially or at the very least someone who has high income potential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t's ver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t's somewhat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not ver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not important at all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marriage a necessity for two people who love each oth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verall, has capitalism made the world a better plac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like to receive pain during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lots and lo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so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it possible for your partner to reveal too much informati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 prefer a little bit of myste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ybe, I want to know all the important stu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 want to know everyth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consider dating someone whose religion or spirituality is the primary focus in their lif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have any tattoo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have 1 or more big tattoo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have 1 or more little tattoo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have no tattoo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litt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t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are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be willing to date someone who plays video games almost every day, for at least 2 hour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'd be playing with them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I would not play that much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I don't like video gam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mmunism, in concept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oo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ame as capitalis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 idea / this question doesn't interest 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en men show extra courtesy toward women (opening doors, pulling out chairs, etc.), this is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mirable and desirable. Chivalry's not dea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necessary but appreciate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xist and insulting; women are perfectly capabl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often find yourself worrying about things that you have no control over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Your significant other is perfectly content with their minimum wage job and has no plans to look for more challenging/better paying work. Is this a problem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I wouldn't be able to tolerate tha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, but it's their lif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 don't mind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utside of work and school, how inclined are you to investigate something that interests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nclin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what inclin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inclin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enjoy intellectual debates on topics like politics, religion, science, or philosoph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love to argue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usually boring or annoying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not smart enough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gardless of your actual age, do you consider yourself to be an adul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ly some of the tim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love overrate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bsolutely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 bi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fin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underrated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ot as in whips and chains, but in general, do you prefer your partner to be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min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ubmissiv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lanc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allow your partner to kiss you after performing oral sex on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low? I enjoy i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depe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a welfare system a good idea? Or does taxing for it just take money away from hard-working people who earned i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lfare is mostly goo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elfare is mostly ba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have a favorite scent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and it doesn't chang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I change it every once in awhil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but I'm searching for on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would you prefer your ideal match to be more into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por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ok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i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vi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is closest to your reaction to foul languag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doesn't bother me at all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's ok as long as it isn't every other wor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bothers me a littl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bothers me a lo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consider being in a relationship with someone who has had homosexual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Not Sure / Depends how serious it wa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ich would do more to improve the worl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ewer stupid peop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ewer ugly peop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is question upsets 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ceiving anal s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like it / I think I might like 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don't like it / I don't think I would like i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uld you date someone who needs a great deal of alone tim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Regardless of whether or not you smoke marijuana, do you think it should be legalized for adult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have an ex that you would really like to date agai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You're dating someone new. You discover that they have a housemate the same gender as you. This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kes you feel uncomfortab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esn't faze you one bi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spend more money on clothes or foo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loth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o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prefer the people in your life to be simple or complex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mp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lex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You're up against a nearly impossible challenge. Your ideal partner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ushes you hard to succe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minds you to be realisti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s back, but comforts you if you fai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hen you are angry or frustrated do you ever throw, smash, kick, or hit inanimate object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frequent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metim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ed to, but not any mo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f you're in a relationship you expect will last for the rest of your life, is it important to you that it be the most satisfying sexual relationship you have ever had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Group sex (with 3 or more people)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have tried i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t seriously interests m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 have little or no interest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s a woman who's slept with 100 men a bad person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ow important is voting to you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tremely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y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so importa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at all importa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you fetish-friendl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ring out the toys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ver tried it, but I'm open-minded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 sure/don't know what they really ar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w!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t's your first date with someone you recently met. At the end they say \"I think I love you.\"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ca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ee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Have you ever been in lov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like to argu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re some human lives worth more than others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date someone who was already in a committed relationship with someone els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even in secre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, but only if everybody knew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but I don't think it's inherently wrong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t's wrong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pick up after yourself? Be hones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way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ah, when I have the tim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I live in filth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, someone else does it for me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uld you have respect for someone after having sex with them on the first meeting/dat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ybe, depending upon the circumstance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o you believe a couple should live together before considering marriage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Would you rather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e tied up during se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 the tyin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void bondage all togeth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 a potential mate, is ditzyness a turn-on or a turn-off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urn-on. I find scatterbrained people cut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urn-off. I find easily-confused types annoying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'm neutral / it depends on their other trait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ommitment to personal growth is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or wimps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ritically important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rt of importa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an overweight people still be sexy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way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iting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et's break skin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12/09/2015</text:date>, <text:time>15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15:07.16</meta:creation-date>
    <meta:editing-duration>PT8H23M44S</meta:editing-duration>
    <meta:editing-cycles>7</meta:editing-cycles>
    <meta:generator>OpenOffice/4.1.2$Win32 OpenOffice.org_project/412m3$Build-9782</meta:generator>
    <meta:initial-creator>Jonathan </meta:initial-creator>
    <dc:date>2015-12-09T15:38:49.36</dc:date>
    <dc:creator>Jonathan </dc:creator>
    <meta:document-statistic meta:table-count="3" meta:cell-count="998" meta:object-count="0"/>
  </office:meta>
</office:document-meta>
</file>